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/>
    <style:font-face style:name="Arial1" svg:font-family="Arial" style:font-pitch="variable"/>
    <style:font-face style:name="OpenSans" svg:font-family="OpenSan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527cm" fo:min-width="1.29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498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1.552cm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stroke="none" svg:stroke-color="#000000" draw:fill="none" draw:fill-color="#ffffff" fo:min-height="1.655cm"/>
    </style:style>
    <style:style style:name="gr8" style:family="graphic" style:parent-style-name="standard">
      <style:graphic-properties draw:stroke="none" svg:stroke-color="#000000" draw:fill="none" draw:fill-color="#ffffff" fo:min-height="1.035cm"/>
    </style:style>
    <style:style style:name="gr9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527cm" fo:min-width="1.262cm"/>
    </style:style>
    <style:style style:name="gr10" style:family="graphic" style:parent-style-name="standard">
      <style:graphic-properties draw:stroke="none" svg:stroke-color="#000000" draw:fill="none" draw:fill-color="#ffffff" fo:min-height="2.371cm"/>
    </style:style>
    <style:style style:name="gr11" style:family="graphic" style:parent-style-name="standard">
      <style:graphic-properties draw:stroke="none" svg:stroke-color="#000000" draw:fill="none" draw:fill-color="#ffffff" fo:min-height="0.518cm"/>
    </style:style>
    <style:style style:name="gr12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loext:graphic-properties draw:fill="none" draw:fill-color="#729fcf"/>
      <style:paragraph-properties fo:text-align="center"/>
      <style:text-properties style:font-name="OpenSans1"/>
    </style:style>
    <style:style style:name="P2" style:family="paragraph">
      <loext:graphic-properties draw:fill="none"/>
      <style:paragraph-properties fo:text-align="center"/>
      <style:text-properties style:font-name="OpenSans1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OpenSans1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OpenSans1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OpenSans1" fo:font-size="12pt" fo:background-color="#ffffff" style:font-size-asian="12pt" style:font-size-complex="12pt"/>
    </style:style>
    <style:style style:name="P7" style:family="paragraph">
      <loext:graphic-properties draw:fill="none" draw:fill-color="#ffffff"/>
      <style:text-properties style:font-name="OpenSans1"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OpenSans1" fo:font-size="12pt" style:font-size-asian="12pt" style:font-size-complex="12pt"/>
    </style:style>
    <style:style style:name="T2" style:family="text">
      <style:text-properties style:font-name="OpenSans1"/>
    </style:style>
    <style:style style:name="T3" style:family="text">
      <style:text-properties fo:color="#000000" style:font-name="OpenSans1" fo:font-size="12pt" fo:background-color="#ffffff" style:font-size-asian="12pt" style:font-size-complex="12pt"/>
    </style:style>
    <style:style style:name="T4" style:family="text">
      <style:text-properties style:font-name="OpenSans1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Open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2cm" svg:height="2.513cm" draw:transform="skewX (-0.0198967534727354) translate (1cm 3.5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2cm" svg:height="2.513cm" draw:transform="skewX (-0.0198967534727354) translate (1.001cm 3.5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2cm" svg:height="2.513cm" draw:transform="skewX (-0.0198967534727354) translate (4.785cm 3.5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2cm" svg:height="2.513cm" draw:transform="skewX (-0.0198967534727354) translate (8.595cm 3.5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67cm" svg:y1="4.806cm" svg:x2="4.837cm" svg:y2="4.806cm">
          <text:p/>
        </draw:line>
        <draw:line draw:style-name="gr2" draw:text-style-name="P2" draw:layer="layout" svg:x1="7.377cm" svg:y1="4.806cm" svg:x2="8.647cm" svg:y2="4.806cm">
          <text:p/>
        </draw:line>
        <draw:custom-shape draw:style-name="gr1" draw:text-style-name="P1" draw:layer="layout" svg:width="2.542cm" svg:height="2.513cm" draw:transform="skewX (-0.0198967534727354) translate (12.378cm 3.5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187cm" svg:y1="4.806cm" svg:x2="12.457cm" svg:y2="4.806cm">
          <text:p/>
        </draw:line>
        <draw:frame draw:style-name="gr3" draw:text-style-name="P4" draw:layer="layout" svg:width="2.96cm" svg:height="2.748cm" svg:x="8.425cm" svg:y="3.967cm">
          <draw:text-box>
            <text:p text:style-name="P3"><text:span text:style-name="T1">Do something</text:span></text:p>
          </draw:text-box>
        </draw:frame>
        <draw:line draw:style-name="gr2" draw:text-style-name="P2" draw:layer="layout" svg:x1="3.568cm" svg:y1="4.807cm" svg:x2="4.838cm" svg:y2="4.807cm">
          <text:p/>
        </draw:line>
        <draw:line draw:style-name="gr2" draw:text-style-name="P2" draw:layer="layout" svg:x1="7.378cm" svg:y1="4.807cm" svg:x2="8.648cm" svg:y2="4.807cm">
          <text:p/>
        </draw:line>
        <draw:line draw:style-name="gr2" draw:text-style-name="P2" draw:layer="layout" svg:x1="11.188cm" svg:y1="4.807cm" svg:x2="12.458cm" svg:y2="4.807cm">
          <text:p/>
        </draw:line>
        <draw:frame draw:style-name="gr4" draw:text-style-name="P5" draw:layer="layout" svg:width="7.62cm" svg:height="1.27cm" svg:x="1cm" svg:y="1.127cm">
          <draw:text-box>
            <text:p><text:span text:style-name="T2">Transaction 1:</text:span></text:p>
          </draw:text-box>
        </draw:frame>
        <draw:frame draw:style-name="gr5" draw:text-style-name="P6" draw:layer="layout" svg:width="1.75cm" svg:height="1.802cm" svg:x="1.409cm" svg:y="4.146cm">
          <draw:text-box>
            <text:p text:style-name="P3"><text:span text:style-name="T3">Start</text:span></text:p>
            <text:p text:style-name="P3"><text:span text:style-name="T3">T1</text:span></text:p>
          </draw:text-box>
        </draw:frame>
        <draw:frame draw:style-name="gr6" draw:text-style-name="P6" draw:layer="layout" svg:width="1.75cm" svg:height="1.397cm" svg:x="5.191cm" svg:y="4.4cm">
          <draw:text-box>
            <text:p text:style-name="P3"><text:span text:style-name="T3">Read</text:span></text:p>
          </draw:text-box>
        </draw:frame>
        <draw:frame draw:style-name="gr7" draw:text-style-name="P4" draw:layer="layout" svg:width="2.286cm" svg:height="1.905cm" svg:x="12.557cm" svg:y="4.273cm">
          <draw:text-box>
            <text:p text:style-name="P3"><text:span text:style-name="T1">Delete</text:span></text:p>
            <text:p text:style-name="P3"><text:span text:style-name="T1">User</text:span></text:p>
          </draw:text-box>
        </draw:frame>
        <draw:custom-shape draw:style-name="gr1" draw:text-style-name="P1" draw:layer="layout" svg:width="2.542cm" svg:height="2.513cm" draw:transform="skewX (-0.0198967534727354) translate (16.24cm 3.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97cm" svg:y1="4.81cm" svg:x2="16.367cm" svg:y2="4.81cm">
          <text:p/>
        </draw:line>
        <draw:frame draw:style-name="gr8" draw:text-style-name="P4" draw:layer="layout" svg:width="1.778cm" svg:height="1.285cm" svg:x="16.621cm" svg:y="4.4cm">
          <draw:text-box>
            <text:p text:style-name="P3"><text:span text:style-name="T1">End</text:span></text:p>
            <text:p text:style-name="P3"><text:span text:style-name="T1">T1</text:span></text:p>
          </draw:text-box>
        </draw:frame>
        <draw:frame draw:style-name="gr4" draw:text-style-name="P7" draw:layer="layout" svg:width="3.81cm" svg:height="1.27cm" svg:x="16.113cm" svg:y="6.207cm">
          <draw:text-box>
            <text:p><text:span text:style-name="T4">No problem</text:span></text:p>
          </draw:text-box>
        </draw:frame>
        <draw:custom-shape draw:style-name="gr1" draw:text-style-name="P1" draw:layer="layout" svg:width="2.542cm" svg:height="2.513cm" draw:transform="skewX (-0.0198967534727354) translate (1cm 9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2cm" svg:height="2.513cm" draw:transform="skewX (-0.0198967534727354) translate (4.377cm 9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492cm" svg:height="2.513cm" draw:transform="skewX (-0.0198967534727354) translate (7.731cm 9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4cm" svg:y1="11.185cm" svg:x2="4.454cm" svg:y2="11.16cm">
          <text:p/>
        </draw:line>
        <draw:custom-shape draw:style-name="gr1" draw:text-style-name="P1" draw:layer="layout" svg:width="2.542cm" svg:height="2.513cm" draw:transform="skewX (-0.0198967534727354) translate (11.108cm 9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3.175cm" svg:height="2.621cm" svg:x="7.477cm" svg:y="10.312cm">
          <draw:text-box>
            <text:p text:style-name="P3"><text:span text:style-name="T1">Do something</text:span></text:p>
          </draw:text-box>
        </draw:frame>
        <draw:line draw:style-name="gr2" draw:text-style-name="P2" draw:layer="layout" svg:x1="6.969cm" svg:y1="11.16cm" svg:x2="7.858cm" svg:y2="11.16cm">
          <text:p/>
        </draw:line>
        <draw:line draw:style-name="gr2" draw:text-style-name="P2" draw:layer="layout" svg:x1="10.271cm" svg:y1="11.16cm" svg:x2="11.16cm" svg:y2="11.16cm">
          <text:p/>
        </draw:line>
        <draw:frame draw:style-name="gr4" draw:text-style-name="P5" draw:layer="layout" svg:width="7.62cm" svg:height="1.27cm" svg:x="1cm" svg:y="7.477cm">
          <draw:text-box>
            <text:p><text:span text:style-name="T2">Transaction 2:</text:span></text:p>
          </draw:text-box>
        </draw:frame>
        <draw:frame draw:style-name="gr5" draw:text-style-name="P6" draw:layer="layout" svg:width="1.75cm" svg:height="1.802cm" svg:x="1.381cm" svg:y="10.501cm">
          <draw:text-box>
            <text:p text:style-name="P3"><text:span text:style-name="T3">Start</text:span></text:p>
            <text:p text:style-name="P3"><text:span text:style-name="T3">T2</text:span></text:p>
          </draw:text-box>
        </draw:frame>
        <draw:frame draw:style-name="gr11" draw:text-style-name="P6" draw:layer="layout" svg:width="1.651cm" svg:height="0.768cm" svg:x="4.81cm" svg:y="10.652cm">
          <draw:text-box>
            <text:p text:style-name="P3"><text:span text:style-name="T3">Read</text:span></text:p>
          </draw:text-box>
        </draw:frame>
        <draw:frame draw:style-name="gr12" draw:text-style-name="P4" draw:layer="layout" svg:width="3.048cm" svg:height="3.175cm" svg:x="10.906cm" svg:y="10.144cm">
          <draw:text-box>
            <text:p text:style-name="P3"><text:span text:style-name="T1">Do something more</text:span></text:p>
          </draw:text-box>
        </draw:frame>
        <draw:custom-shape draw:style-name="gr1" draw:text-style-name="P1" draw:layer="layout" svg:width="2.542cm" svg:height="2.513cm" draw:transform="skewX (-0.0198967534727354) translate (17.839cm 9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7cm" svg:y1="11.16cm" svg:x2="14.589cm" svg:y2="11.16cm">
          <text:p/>
        </draw:line>
        <draw:frame draw:style-name="gr8" draw:text-style-name="P4" draw:layer="layout" svg:width="1.778cm" svg:height="1.285cm" svg:x="18.272cm" svg:y="10.51cm">
          <draw:text-box>
            <text:p text:style-name="P3"><text:span text:style-name="T1">End</text:span></text:p>
            <text:p text:style-name="P3"><text:span text:style-name="T1">T2</text:span></text:p>
          </draw:text-box>
        </draw:frame>
        <draw:custom-shape draw:style-name="gr1" draw:text-style-name="P1" draw:layer="layout" svg:width="2.542cm" svg:height="2.513cm" draw:transform="skewX (-0.0198967534727354) translate (14.589cm 9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32cm" svg:height="1.285cm" svg:x="14.843cm" svg:y="10.652cm">
          <draw:text-box>
            <text:p text:style-name="P3"><text:span text:style-name="T1">Update</text:span></text:p>
            <text:p text:style-name="P3"><text:span text:style-name="T1">User</text:span></text:p>
          </draw:text-box>
        </draw:frame>
        <draw:line draw:style-name="gr2" draw:text-style-name="P8" draw:layer="layout" svg:x1="17.129cm" svg:y1="11.16cm" svg:x2="17.891cm" svg:y2="11.16cm">
          <text:p/>
        </draw:line>
        <draw:frame draw:style-name="gr4" draw:text-style-name="P9" draw:layer="layout" svg:width="3.81cm" svg:height="1.27cm" svg:x="16.24cm" svg:y="12.43cm">
          <draw:text-box>
            <text:p><text:span text:style-name="T5">Probl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1" svg:font-family="OpenSans"/>
    <style:font-face style:name="Arial1" svg:font-family="Arial" style:font-pitch="variable"/>
    <style:font-face style:name="OpenSans" svg:font-family="OpenSan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463cm" fo:page-height="15.2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>
        <svg:title>Main Layer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09:30:31.154460626</meta:creation-date>
    <dc:date>2016-07-27T10:24:21.873077557</dc:date>
    <meta:editing-duration>PT38M27S</meta:editing-duration>
    <meta:editing-cycles>5</meta:editing-cycles>
    <meta:generator>LibreOffice/5.1.4.2$Linux_X86_64 LibreOffice_project/10m0$Build-2</meta:generator>
    <meta:document-statistic meta:object-count="39"/>
  </office:meta>
</office:document-meta>
</file>